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color="#ff0000"/>
    </style:style>
    <style:style style:name="T2" style:family="text">
      <style:text-properties fo:color="#ff0000" style:text-line-through-style="none"/>
    </style:style>
    <style:style style:name="T3" style:family="text">
      <style:text-properties fo:color="#ff0000" style:text-line-through-style="none" style:text-underline-style="none"/>
    </style:style>
    <style:style style:name="T4" style:family="text">
      <style:text-properties fo:color="#ff0000" style:text-line-through-style="solid"/>
    </style:style>
    <style:style style:name="T5" style:family="text">
      <style:text-properties fo:color="#ff0000" style:text-line-through-style="solid" style:text-underline-style="none"/>
    </style:style>
    <style:style style:name="T6" style:family="text">
      <style:text-properties fo:color="#ff0000" style:text-line-through-style="solid" style:text-underline-style="solid" style:text-underline-width="auto" style:text-underline-color="font-color"/>
    </style:style>
    <style:style style:name="T7" style:family="text">
      <style:text-properties style:text-line-through-style="solid"/>
    </style:style>
    <style:style style:name="T8" style:family="text">
      <style:text-properties style:text-line-through-style="solid" style:text-underline-style="solid" style:text-underline-width="auto" style:text-underline-color="font-color"/>
    </style:style>
    <style:style style:name="T9" style:family="text">
      <style:text-properties style:text-line-through-style="solid" style:text-underline-style="none"/>
    </style:style>
    <style:style style:name="T10" style:family="text">
      <style:text-properties style:text-line-through-style="none"/>
    </style:style>
    <style:style style:name="T11" style:family="text">
      <style:text-properties style:text-underline-style="solid" style:text-underline-width="auto" style:text-underline-color="font-color"/>
    </style:style>
    <style:style style:name="T12" style:family="text">
      <style:text-properties style:use-window-font-color="true" style:text-line-through-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w/Alora</text:p>
      <text:p text:style-name="Standard">CHAIN</text:p>
      <text:p text:style-name="Standard">IF ~InParty("tb#Stiv")</text:p>
      <text:p text:style-name="Standard">See("tb#Stiv")</text:p>
      <text:p text:style-name="Standard">!StateCheck("tb#Stiv",CD_STATE_NOTVALID)</text:p>
      <text:p text:style-name="Standard">InParty("7XALORA")!StateCheck("7XALORA",CD_STATE_NOTVALID)</text:p>
      <text:p text:style-name="Standard">CombatCounter(0)</text:p>
      <text:p text:style-name="Standard">Global("StivanAlora","GLOBAL",0)~ THEN ~TB#STIVB~ StivanAlora_1</text:p>
      <text:p text:style-name="Standard">~I know that you are new to Athkatla, Alora. If you <text:span text:style-name="T4">should</text:span> ever want to go out and take in a few sights, just let me know. I've lived in the capital of Amn for almost thirty years, and nobody knows its streets better than I do.~</text:p>
      <text:p text:style-name="Standard">DO ~SetGlobal("StivanAlora","GLOBAL",1)~</text:p>
      <text:p text:style-name="Standard">== 7XAloraB ~Well, golly gee willikers! That <text:span text:style-name="T4">sure</text:span> is nice of you Stivan. The City of Coin sure can be rough on a girl..~</text:p>
      <text:p text:style-name="Standard">=</text:p>
      <text:p text:style-name="Standard">~What with vampires around every corner and killers that will skin you alive! Ohhh! Just thinking about it gives me the heebie-jeebies!~</text:p>
      <text:p text:style-name="Standard">== TB#STIVB ~Athkatla has always been the same.. a degraded crime haven, held in check by the Cowled Wizards.~</text:p>
      <text:p text:style-name="Standard">=</text:p>
      <text:p text:style-name="Standard">~Despite that <text:span text:style-name="T4">however</text:span>, it is still one of the nicer places to live in Faerûn. Besides, you have nothing to fear<text:span text:style-name="T1">,</text:span> for Stivan the Hunter will punish any attack on your person!~</text:p>
      <text:p text:style-name="Standard">== 7XAloraB ~Hahaha! Thank, Stivan.. I guess Athkatla is not so bad. I just wish that I was not always feeling so homesick for Baldur's Gate.~</text:p>
      <text:p text:style-name="Standard">== TB#STIVB ~It's hard to feel settled when you are always in the middle of the Promenade, what with all the hustling and bustling that goes on over there. Tell me, have you ever been to the <text:span text:style-name="T4">Wave</text:span><text:span text:style-name="T7"> </text:span><text:span text:style-name="T2">Bridge</text:span> District? They have the nicest theater there.~</text:p>
      <text:p text:style-name="Standard">=</text:p>
      <text:p text:style-name="Standard">~Mommy used to take us there along the boardwalk. They had these delicious shrimp skewers. Mmmm! They are the best!~</text:p>
      <text:p text:style-name="Standard">=</text:p>
      <text:p text:style-name="Standard">~I usually would not set foot there, what with all the seagulls there, but I would make an exception if a lovely lass like you were to accompany me.~</text:p>
      <text:p text:style-name="Standard">== 7XAloraB ~Gee wizz! That sounds like fun Stivan. To be honest, all this adventuring can become a bummer after a while and I could use a night out on the town.~</text:p>
      <text:p text:style-name="Standard">== TB#STIVB ~It's a date then!~</text:p>
      <text:p text:style-name="Standard">EXIT</text:p>
      <text:p text:style-name="Standard">CHAIN</text:p>
      <text:p text:style-name="Standard">IF ~InParty("tb#Stiv")</text:p>
      <text:p text:style-name="Standard">See("tb#Stiv")</text:p>
      <text:p text:style-name="Standard">!StateCheck("tb#Stiv",CD_STATE_NOTVALID)</text:p>
      <text:p text:style-name="Standard">InParty("7XALORA")!StateCheck("7XALORA",CD_STATE_NOTVALID)</text:p>
      <text:p text:style-name="Standard">CombatCounter(0)</text:p>
      <text:p text:style-name="Standard">Global("StivanAlora","GLOBAL",1)~ THEN ~TB#STIVB~ StivanAlora_2</text:p>
      <text:p text:style-name="Standard">~Can I ask you, Stivan, why <text:span text:style-name="T5">it is that</text:span><text:span text:style-name="T3"> do</text:span> you hate seagulls so much?~</text:p>
      <text:p text:style-name="Standard">DO ~SetGlobal("StivanAlora","GLOBAL",2)~</text:p>
      <text:p text:style-name="Standard">== TB#STIVB ~Those filthy seagulls killed my parents, feasted on their bodies and slept with the remains! How could I not hate them?!~</text:p>
      <text:p text:style-name="Standard">== 7XAloraB ~Gosh, I'm so sorry, Stivan! That's horrible!~</text:p>
      <text:p text:style-name="Standard"><text:soft-page-break/>== TB#STIVB ~To make matters worse, after my parents and siblings were killed, I asked my father's partner<text:span text:style-name="T4">s</text:span> for help, since I didn't know how to handle money and vineyards. It was a fatal mistake, since that coward stole my papers and showed the court false documents, where he was named as the owner of my family's manor.~</text:p>
      <text:p text:style-name="Standard">=</text:p>
      <text:p text:style-name="Standard">~I was feeling real low about myself then.. and that is when Brandobaris came to me and gave me the heavy task of ridding Faerûn of Seagulls.~</text:p>
      <text:p text:style-name="Standard">== 7XAloraB ~What happened to your family is terrible, <text:span text:style-name="T1">but will</text:span> killing every seagull <text:span text:style-name="T4">to</text:span><text:span text:style-name="T1"> you</text:span> come across <text:span text:style-name="T4">won't bring</text:span> your parents back to life?~</text:p>
      <text:p text:style-name="Standard">=</text:p>
      <text:p text:style-name="Standard">~Love is stronger than death<text:span text:style-name="T1">:</text:span> even though it can't stop death from happening, <text:span text:style-name="T12">but </text:span><text:span text:style-name="T4">no matter how hard</text:span> death <text:span text:style-name="T6">tries it</text:span> can't separate people from love. It can't take away our memories either. In the end, life is stronger than death.~</text:p>
      <text:p text:style-name="Standard">== TB#STIVB ~You know, you are right. *sigh* It will be hard starting out, but mommy always said that which doesn't kill you makes you stronger.~</text:p>
      <text:p text:style-name="Standard">=</text:p>
      <text:p text:style-name="Standard">~Thank you, Alora.. One day I'll have to invite you to my country farm to show my gratitude. You'll drink of the best wine to ever wet your own lips.~</text:p>
      <text:p text:style-name="Standard">== 7XAloraB ~Hehehehe! I prefer sarsaparilla to wine.~</text:p>
      <text:p text:style-name="Standard">EXIT</text:p>
      <text:p text:style-name="Standard"/>
      <text:p text:style-name="Standard">//////////// w/Garrick</text:p>
      <text:p text:style-name="Standard"/>
      <text:p text:style-name="Standard">CHAIN</text:p>
      <text:p text:style-name="Standard">IF ~InParty("tb#Stiv")</text:p>
      <text:p text:style-name="Standard">See("tb#Stiv")</text:p>
      <text:p text:style-name="Standard">!StateCheck("tb#Stiv",CD_STATE_NOTVALID)</text:p>
      <text:p text:style-name="Standard">InParty("7XGAR")!StateCheck("7XGAR",CD_STATE_NOTVALID)</text:p>
      <text:p text:style-name="Standard">Global("StivanKindrek","GLOBAL",0)~ THEN ~B7XGar~ StivanGarrick_1</text:p>
      <text:p text:style-name="Standard">~Ah, Stivan! Just the halfling that I was looking for.~</text:p>
      <text:p text:style-name="Standard">=</text:p>
      <text:p text:style-name="Standard">~May I ask you an important question?~ DO ~SetGlobal("GarrickKindrek","GLOBAL",1)~</text:p>
      <text:p text:style-name="Standard">== TB#STIVB ~Let me guess.. You want to use my tragic story and the quest Brandobaris gave me as the basis of your <text:span text:style-name="T12">newe</text:span><text:span text:style-name="T4">x</text:span><text:span text:style-name="T2">s</text:span><text:span text:style-name="T12">t</text:span><text:span text:style-name="T1"> </text:span>rendition of the Ballad of brave Brave Sir Garrick?~</text:p>
      <text:p text:style-name="Standard">== B7XGar ~Well, no actually. I was going to ask you to use your slingshot to clear the stagehouse of those pesky pi<text:span text:style-name="T4">d</text:span>geons. Darn things hav<text:span text:style-name="T4">ing</text:span><text:span text:style-name="T1">e</text:span> been pooing all over the statues!~</text:p>
      <text:p text:style-name="Standard">=</text:p>
      <text:p text:style-name="Standard">~Although.. adding your story to the newest edition of my ballad is not a bad idea. It might make an interesting change to the whole cliched 'warrior with a sword' image, to tell the tale of a halfling with a mission.~</text:p>
      <text:p text:style-name="Standard">=</text:p>
      <text:p text:style-name="Standard">~I can see it now! We'll call it, 'The Biggest Little Thing You Have Ever Seen' and we'll charge two extra gold coins per ticket!!! Oh, where are my quill and parchment when I need them?~ [garrickb]</text:p>
      <text:p text:style-name="Standard">== TB#STIVB ~Er... Well, would you like to buy a plume? I have plenty. For you, just five gold coins.~</text:p>
      <text:p text:style-name="Standard">== B7XGar ~Five gold coins, huh? Mmm.. How about you loan me a plume for now? I will pay you back after <text:span text:style-name="T4">we sellout our first theater</text:span><text:span text:style-name="T1"> the first night we sell all seats</text:span>. Trust me, a story this good sells itself.~</text:p>
      <text:p text:style-name="Standard">== TB#STIVB ~Very well. here you go.~</text:p>
      <text:p text:style-name="Standard"><text:soft-page-break/>== B7XGar ~Thank you so very much.~ [garrick4]</text:p>
      <text:p text:style-name="Standard">=</text:p>
      <text:p text:style-name="Standard">~Hmm.. now where to find a piece of parchment?~</text:p>
      <text:p text:style-name="Standard">== TB#STIVB ~Funny that you should mention it. I have this fine parchment right here, made of seagull hide. For you, twenty gold coins per sheet.~</text:p>
      <text:p text:style-name="Standard">== B7XGar ~*sigh* I can already tell this is going to be an expensive production.~ [garrickv]</text:p>
      <text:p text:style-name="Standard">EXIT</text:p>
      <text:p text:style-name="Standard"/>
      <text:p text:style-name="Standard"/>
      <text:p text:style-name="Standard">CHAIN</text:p>
      <text:p text:style-name="Standard">IF ~InParty("tb#Stiv")</text:p>
      <text:p text:style-name="Standard">See("tb#Stiv")</text:p>
      <text:p text:style-name="Standard">!StateCheck("tb#Stiv",CD_STATE_NOTVALID)</text:p>
      <text:p text:style-name="Standard">InParty("7XGAR")!StateCheck("7XGAR",CD_STATE_NOTVALID)</text:p>
      <text:p text:style-name="Standard">Global("StivanGarrick","GLOBAL",1)~ THEN ~B7XGar~ StivanGarrick_2</text:p>
      <text:p text:style-name="Standard">~This plume you sold me has done wonders for my story writing, Stivan. Ever since I have been</text:p>
      <text:p text:style-name="Standard">using it to write with, I have been getting tremendous inspiration.~</text:p>
      <text:p text:style-name="Standard">=</text:p>
      <text:p text:style-name="Standard">~Could it be that it is magical?~ DO ~SetGlobal("StivanGarrick","GLOBAL"2)~</text:p>
      <text:p text:style-name="Standard">== TB#STIVB ~Magical? Umm.. why yes! With it you wi<text:span text:style-name="T2">l</text:span>l be able to write the best poems ever.~</text:p>
      <text:p text:style-name="Standard">=</text:p>
      <text:p text:style-name="Standard">~I found it in the middle of a huge pile of enchanted seagull poo.~</text:p>
      <text:p text:style-name="Standard">== B7XGar ~Pile of enchanted seagull, WHAT?!~</text:p>
      <text:p text:style-name="Standard">== TB#STIVB ~Yes, you should probably stop putting it in your mouth when you are brainstorming.~</text:p>
      <text:p text:style-name="Standard">== B7XGar ~Well, I wish you would have told me that earlier.~</text:p>
      <text:p text:style-name="Standard">== TB#STIVB ~Sorry. How is the newest edition of your ballad going? Have you had time yet to</text:p>
      <text:p text:style-name="Standard">dedicate a chapter to Stivan and his holy crusade against the evil seagulls?~</text:p>
      <text:p text:style-name="Standard">== B7XGar ~I was thinking I could append it to the back of a later chapter later on somewhere,</text:p>
      <text:p text:style-name="Standard">perhaps random miscellany.. som<text:span text:style-name="T1">e</text:span>where between Fon<text:span text:style-name="T4">n</text:span>ick and Vanim..?~</text:p>
      <text:p text:style-name="Standard">== TB#STIVB ~The tragedy of my family being killed by those nasty seagulls deserves more than</text:p>
      <text:p text:style-name="Standard">just being appended near the back! It needs its own chapter, so that the people will know that I</text:p>
      <text:p text:style-name="Standard">have deplumed entire flocks of seagulls in my quest for revenge.~</text:p>
      <text:p text:style-name="Standard">=</text:p>
      <text:p text:style-name="Standard">~Come on, Garrick, do a friend a favor.~</text:p>
      <text:p text:style-name="Standard">== B7XGar ~After what you charged me for this parchment, friend, you are lucky to be getting a</text:p>
      <text:p text:style-name="Standard">mention at all.~</text:p>
      <text:p text:style-name="Standard">EXIT</text:p>
      <text:p text:style-name="Standard">CHAIN</text:p>
      <text:p text:style-name="Standard">IF ~InParty("tb#Stiv")</text:p>
      <text:p text:style-name="Standard">See("tb#Stiv")</text:p>
      <text:p text:style-name="Standard">!StateCheck("tb#Stiv",CD_STATE_NOTVALID)</text:p>
      <text:p text:style-name="Standard">InParty("7XGAR")!StateCheck("7XGAR",CD_STATE_NOTVALID)</text:p>
      <text:p text:style-name="Standard">Global("Stivan<text:span text:style-name="T4">Kindrek</text:span><text:span text:style-name="T1">Garrick</text:span>","GLOBAL",2)~ THEN ~B7XGar~ StivanGarrick_3</text:p>
      <text:p text:style-name="Standard">~I must say that you were right, Stivan and that I am sorry I ever doubted you. This stuff that</text:p>
      <text:p text:style-name="Standard">you have been giving me is pure literary gold!~</text:p>
      <text:p text:style-name="Standard">=</text:p>
      <text:p text:style-name="Standard">~Hopefully this newest edition of the ballad of brave Brave Sir Garrick will line both our</text:p>
      <text:p text:style-name="Standard">pockets with real gold very, very soon.~ DO ~SetGlobal("StivanGarrick","GLOBAL"3)~</text:p>
      <text:p text:style-name="Standard">== TB#STIVB ~The important thing to me is that my family's story will be published and preserved</text:p>
      <text:p text:style-name="Standard"><text:soft-page-break/>for generations to come and finally, everyone will know <text:span text:style-name="T1">the truth</text:span> to the treacher<text:span text:style-name="T4">y</text:span><text:span text:style-name="T1">ous</text:span> seagulls.~</text:p>
      <text:p text:style-name="Standard">=</text:p>
      <text:p text:style-name="Standard">~Have you ever looked a seagull in the eye, eh? There is evil there... Pure evil. And I intend to</text:p>
      <text:p text:style-name="Standard">hunt all of them... All of them!~</text:p>
      <text:p text:style-name="Standard">== B7XGar ~Ummm.. yes.~</text:p>
      <text:p text:style-name="Standard">=</text:p>
      <text:p text:style-name="Standard">~Perhaps we could talk more a<text:span text:style-name="T1">b</text:span>out this later, maybe with a few glasses of that wine you are always</text:p>
      <text:p text:style-name="Standard">going on about.~</text:p>
      <text:p text:style-name="Standard">== TB#STIVB ~Sounds good to me, although I must warn you. The wine that my family made<text:span text:style-name="T1">,</text:span> and taught me to make, is the best that you will ever drink, but it also has some kick to it.~</text:p>
      <text:p text:style-name="Standard">== B7XGar ~Not to worry my friend. For I am, brave Brave Sir Garrick, and I have drunk many a</text:p>
      <text:p text:style-name="Standard">glasses of wine in many a taverns. <text:span text:style-name="T1">'</text:span>Tis just another merry adventure, for I!~</text:p>
      <text:p text:style-name="Standard">EXIT</text:p>
      <text:p text:style-name="Standard"/>
      <text:p text:style-name="Standard"/>
      <text:p text:style-name="Standard"/>
      <text:p text:style-name="Standard"/>
      <text:p text:style-name="Standard">Branwen: ~Stop sharpening your steel on those harmless birds. There are much worthier enemies that deserve to taste your blade~</text:p>
      <text:p text:style-name="Standard">Stivan: ~Well, it's up to you for those. Seeing you is enough to make them run.~</text:p>
      <text:p text:style-name="Standard">Branwen: ~I beg your pardon?~</text:p>
      <text:p text:style-name="Standard">Stivan: ~*Ahem* Don't misunderstand me. What I meant is that your looks, your gaze, your posture... Everything in you projects so much strength that our enemies know they've lost as soon as they see you.~</text:p>
      <text:p text:style-name="Standard">Branwen: ~Never judge by appearances. Even the scariest of warriors might lose hold of his blade.~</text:p>
      <text:p text:style-name="Standard">Stivan: ~You're still a woman to be feared. How can you be so brave?~</text:p>
      <text:p text:style-name="Standard">Branwen: ~Courage might come from the gods, but courage from within is perhaps even better. My courage is born from toil and hardship, from a refusal to let fear dictate my actions. A courage that might be called grace under pressure.~</text:p>
      <text:p text:style-name="Standard">Stivan: ~I'm feeling really inspired right now. I could raze a whole city and burn it to the ground!~</text:p>
      <text:p text:style-name="Standard">Branwen: ~Very well. Save your memory of this moment and how to call upon it when you need it. You'll break your opponent with the might of a snow storm.~</text:p>
      <text:p text:style-name="Standard"/>
      <text:p text:style-name="Standard">Stivan: ~I can't wait till we stop to eat. I'm so hungry... Is it your turn to cook, Branwen?~</text:p>
      <text:p text:style-name="Standard">Branwen: ~So it would seem, but I still haven't thought about what I should prepare.~</text:p>
      <text:p text:style-name="Standard">Stivan: ~Seagull breast, slowly roasted?~</text:p>
      <text:p text:style-name="Standard">Branwen: ~I'd prefer more filling meat, but I'm afraid we'll have to make do.~</text:p>
      <text:p text:style-name="Standard">Stivan: Any idea on how to garnish it? Mine always ends up tasteless.~</text:p>
      <text:p text:style-name="Standard">Branwen: I have some leaves of laurel with me. I usually put them on wounds to make their closing easier, but they're good for this as well. We could also add some fennel seeds. I always keep them to fix a sore throat, but we won't need them here.~</text:p>
      <text:p text:style-name="Standard">Stivan: ~(Nom!) I'm watering already! I didn't know you were a good cook!~</text:p>
      <text:p text:style-name="Standard">Branwen: ~And why not? I answered Tempus' call and took up arms, but I'm still a woman. I'm supposed to know more about these things and a boy.~</text:p>
      <text:p text:style-name="Standard">Stivan: ~Heh. after all, you could do all right with a hammer in one hand and a rolling pin in the other.~</text:p>
      <text:p text:style-name="Standard">Branwen: ~(SIght) Come on, help me pick up some wood without saying more stupid things.~</text:p>
      <text:p text:style-name="Standard"/>
      <text:p text:style-name="Standard"/>
      <text:p text:style-name="Standard"/>
      <text:p text:style-name="Standard"><text:soft-page-break/></text:p>
      <text:p text:style-name="Standard"/>
      <text:p text:style-name="Standard">Furthermore, I wrote Branwen, Alora and Garrick’s reactions when Stivan joins the party. They should be added after the last sentence of Stivan during that dialogue.</text:p>
      <text:p text:style-name="Standard"/>
      <text:p text:style-name="Standard">Alora: ~Yesss! An halfling friend with whom I should steal precious things! Gosh, this adventure is looking more and more promising!~</text:p>
      <text:p text:style-name="Standard"/>
      <text:p text:style-name="Standard">Garrick: ~Hullo there! My name is Garrick, Sir Garrick, and I'm happy that a beggar like you joined our party. Thanks to my skill in such a job, we'll fill our pockets without a single risk!~</text:p>
      <text:p text:style-name="Standard">Stivan: ~Ehm... I thought &lt;CHARNAME&gt; were the boss. Either way, the local nobles don't like giving out money, so don't expect many alms.~</text:p>
      <text:p text:style-name="Standard">Garrick: ~I don't care. You'll still be an endless supply of feathers for me.~</text:p>
      <text:p text:style-name="Standard"/>
      <text:p text:style-name="Standard">Branwen: ~By the way he waves his blade, this halfling might become a great warrior, but his steel is going to remain coold without lots of discipline and training.~</text:p>
      <text:p text:style-name="Standard"/>
      <text:p text:style-name="Standard"/>
      <text:p text:style-name="Standard"/>
      <text:p text:style-name="Standard"/>
      <text:p text:style-name="Standard"/>
      <text:p text:style-name="Standard">Branwen, Alora and Garrick’s reactions when Stivan tells of Saerk:</text:p>
      <text:p text:style-name="Standard"/>
      <text:p text:style-name="Standard">Branwen: ~Why should we ever leave that man unpunished? I say we stop waiting around and remove his head from his neck!~</text:p>
      <text:p text:style-name="Standard"/>
      <text:p text:style-name="Standard">Alora: ~Ooohhh, what a bad situation! I wouldn't want to be in your hair, Stivan. If this man has some jolly shining things, I could steal them as an insult, but not hurt him. You should never punish evil men by acting in an evil way.~</text:p>
      <text:p text:style-name="Standard"/>
      <text:p text:style-name="Standard">Garrick: ~This plot is too thick for me. I prefer the old times' stories, where the bad guy always explained his goals without being shy about it.~</text:p>
      <text:p text:style-name="Standard">~... Sorry, could you repeat who tricked whom?~</text:p>
      <text:p text:style-name="Standard"/>
      <text:p text:style-name="Standard"/>
      <text:p text:style-name="Standard"/>
      <text:p text:style-name="Standard"/>
      <text:p text:style-name="Standard"/>
      <text:p text:style-name="Standard">Stivan thoughts about Branwen, Alora and Garrick should become available in the PIDs:</text:p>
      <text:p text:style-name="Standard"/>
      <text:p text:style-name="Standard">~I've never seen a longleg as strong and energic as her! Mommy always said that tough looking people actually hide their weaknesses, but she would surely change her idea if she ever knew Branwen.~</text:p>
      <text:p text:style-name="Standard"/>
      <text:p text:style-name="Standard">~The bard? Oh, he's a friendly one, not like you. He's funny, and he's teaching me something about acting. A pity he always ends up changing the subject and praising his own skills.~</text:p>
      <text:p text:style-name="Standard"/>
      <text:p text:style-name="Standard">~Heh. Had I known her before, my years on the streets would have been much funnier. She's gentl, friendly and a good thief, even if I'm better. (Blushes) She also looks nice.~</text:p>
      <text:p text:style-name="Standard"/>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alerio Bigiani</meta:initial-creator>
    <meta:creation-date>2012-08-22T14:36:20.21</meta:creation-date>
    <dc:date>2012-08-22T14:57:47.59</dc:date>
    <dc:creator>Valerio Bigiani</dc:creator>
    <meta:editing-duration>PT21M35S</meta:editing-duration>
    <meta:editing-cycles>17</meta:editing-cycles>
    <meta:generator>LibreOffice/3.3$Win32 LibreOffice_project/330m19$Build-6</meta:generator>
    <meta:document-statistic meta:table-count="0" meta:image-count="0" meta:object-count="0" meta:page-count="6" meta:paragraph-count="158" meta:word-count="2149" meta:character-count="12562"/>
  </office:meta>
</office:document-meta>
</file>